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9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Manipulación de secuencias de vídeo con herramientas de edición básica. Formatos de vídeo y códecs más utilizados (MP4/H.264, AVI, MKV, WebM, MOV). Importación y exportación de secuencias. Captura de vídeo con recursos disponibles (cámara, screencast). Edición básica con Kdenlive u OpenShot: corte, unión de clips, transiciones y títulos. Elaboración de videotutoriales de soporte técnico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6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3.er trimestre – semanas 28-3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6 – Manipula secuencias de vídeo analizando las posibilidades de distintos programas y aplicando técnicas de captura y edición básicas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n estudiado los tipos de formatos y códecs más empleados.</text:span></text:p>
              </text:list-item>
              <text:list-item>
                <text:p text:style-name="P1"><text:span text:style-name="T3">b) Se han importado y exportado secuencias de vídeo.</text:span></text:p>
              </text:list-item>
              <text:list-item>
                <text:p text:style-name="P1"><text:span text:style-name="T3">c) Se han capturado secuencias de video con recursos adecuados.</text:span></text:p>
              </text:list-item>
              <text:list-item>
                <text:p text:style-name="P1"><text:span text:style-name="T3">d) Se han elaborado video tutoriales.</text:span></text:p>
              </text:list-item>
              <text:list-item>
                <text:p text:style-name="P1"><text:span text:style-name="T3">e) Se ha elaborado documentación relativa a los procesos efectuado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Vídeo digital: tasa de fotogramas (fps), resolución, códec y contenedor.</text:span></text:p>
              </text:list-item>
              <text:list-item>
                <text:p text:style-name="P1"><text:span text:style-name="T3">2. Formatos y códecs: MP4/H.264, AVI, MKV, WebM, MOV. Comparativa de tamaño y calidad.</text:span></text:p>
              </text:list-item>
              <text:list-item>
                <text:p text:style-name="P1"><text:span text:style-name="T3">3. Captura de vídeo: grabación con cámara, smartphone y screencast (OBS Studio).</text:span></text:p>
              </text:list-item>
              <text:list-item>
                <text:p text:style-name="P1"><text:span text:style-name="T3">4. Entorno Kdenlive / OpenShot: línea de tiempo, clips, pistas de audio y vídeo.</text:span></text:p>
              </text:list-item>
              <text:list-item>
                <text:p text:style-name="P1"><text:span text:style-name="T3">5. Edición básica: importación, recorte, división y unión de clips.</text:span></text:p>
              </text:list-item>
              <text:list-item>
                <text:p text:style-name="P1"><text:span text:style-name="T3">6. Transiciones: tipos, duración y aplicación entre clips.</text:span></text:p>
              </text:list-item>
              <text:list-item>
                <text:p text:style-name="P1"><text:span text:style-name="T3">7. Títulos y créditos: textos animados y planos de títulos.</text:span></text:p>
              </text:list-item>
              <text:list-item>
                <text:p text:style-name="P1"><text:span text:style-name="T3">8. Ajuste de audio: volumen, fundidos y pistas de música de fondo.</text:span></text:p>
              </text:list-item>
              <text:list-item>
                <text:p text:style-name="P1"><text:span text:style-name="T3">9. Exportación: configuración de códec, resolución y destino (web, disco, presentación).</text:span></text:p>
              </text:list-item>
              <text:list-item>
                <text:p text:style-name="P1"><text:span text:style-name="T3">10. Videotutorial de soporte: guion, grabación de pantalla, montaje y exportació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Kdenlive o OpenShot (software libre).</text:span></text:p>
              </text:list-item>
              <text:list-item>
                <text:p text:style-name="P1"><text:span text:style-name="T3">OBS Studio para captura de pantalla.</text:span></text:p>
              </text:list-item>
              <text:list-item>
                <text:p text:style-name="P1"><text:span text:style-name="T3">Cámaras / smartphones del centro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análisis de un videotutorial de soporte técnico real.</text:span></text:p>
              </text:list-item>
              <text:list-item>
                <text:p text:style-name="P1"><text:span text:style-name="T3">2. Exposición teórica: formatos, códecs y entorno de edición.</text:span></text:p>
              </text:list-item>
              <text:list-item>
                <text:p text:style-name="P1"><text:span text:style-name="T3">3. Demostración guiada: importación de clips, montaje básico y exportación.</text:span></text:p>
              </text:list-item>
              <text:list-item>
                <text:p text:style-name="P1"><text:span text:style-name="T3">4. Práctica autónoma: grabación de pantalla + montaje de videotutorial.</text:span></text:p>
              </text:list-item>
              <text:list-item>
                <text:p text:style-name="P1"><text:span text:style-name="T3">5. Presentación del videotutorial y comparativa de formatos exportados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Videotutorial de soporte técnico exportado (55 %).</text:span></text:p>
            <text:p text:style-name="P3"><text:span text:style-name="T2">· Documento técnico: formatos usados, configuración de exportación y justificación (35 %).</text:span></text:p>
            <text:p text:style-name="P3"><text:span text:style-name="T2">· Observación directa / actitud (10 %).</text:span></text:p>
            <text:p text:style-name="P3"><text:span text:style-name="T2">Mínimo: vídeo con al menos 3 clips montados, 1 transición, título y exportación en MP4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Guion del videotutorial proporcionado para alumnado con dificultades.</text:span></text:p>
              </text:list-item>
              <text:list-item>
                <text:p text:style-name="P1"><text:span text:style-name="T3">Ampliación: efectos de color (LUT), corrección de color y subtítulos (SRT)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7.018000000</meta:creation-date>
    <dc:date>2026-04-23T07:49:47.018000000</dc:date>
    <meta:document-statistic meta:table-count="1" meta:image-count="0" meta:object-count="0" meta:page-count="1" meta:paragraph-count="90" meta:word-count="713" meta:character-count="4634" meta:non-whitespace-character-count="4052"/>
    <meta:generator>LibreOffice/24.2.7.2$Linux_X86_64 LibreOffice_project/420$Build-2</meta:generator>
  </office:meta>
</office:document-meta>
</file>